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02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2.505cm" fo:break-before="auto" style:use-optimal-row-height="true"/>
    </style:style>
    <style:style style:name="ro3" style:family="table-row">
      <style:table-row-properties style:row-height="1.693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1.157cm" fo:break-before="auto" style:use-optimal-row-height="false"/>
    </style:style>
    <style:style style:name="ro6" style:family="table-row">
      <style:table-row-properties style:row-height="2.611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ce8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Order URL</text:p>
          </table:table-cell>
          <table:table-cell table:style-name="ce6" office:value-type="string" calcext:value-type="string">
            <text:p>Price (USD)</text:p>
          </table:table-cell>
          <table:table-cell table:style-name="ce9" office:value-type="string" calcext:value-type="string">
            <text:p>Total (USD)</text:p>
          </table:table-cell>
          <table:table-cell table:style-name="ce9" office:value-type="string" calcext:value-type="string">
            <text:p>Total(EUR)</text:p>
          </table:table-cell>
          <table:table-cell table:style-name="ce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8MM I.D X 12MM O.D <text:s/>NGP60 Clear Transulcent Silicone Hose Pipe <text:s/>Tubing</text:p>
          </table:table-cell>
          <table:table-cell table:style-name="ce3" office:value-type="string" calcext:value-type="string">
            <text:p>advancedfluidsolutions.co.uk</text:p>
          </table:table-cell>
          <table:table-cell table:style-name="ce5" office:value-type="string" calcext:value-type="string">
            <text:p>http://www.advancedfluidsolutions.co.uk/8mm-id-x-12mm-od-clear-transulcent-silicone-hose-pipe-tubing-2480-p.asp</text:p>
          </table:table-cell>
          <table:table-cell table:style-name="ce7" office:value-type="float" office:value="6.95" calcext:value-type="float">
            <text:p>6.95</text:p>
          </table:table-cell>
          <table:table-cell table:formula="of:=[.A2]*[.E2]" office:value-type="float" office:value="6.95" calcext:value-type="float">
            <text:p>6.95</text:p>
          </table:table-cell>
          <table:table-cell table:formula="of:=[.F2]*[.H2]" office:value-type="float" office:value="6.25" calcext:value-type="float">
            <text:p>6.25</text:p>
          </table:table-cell>
          <table:table-cell table:formula="of:=6.25/6.95" office:value-type="float" office:value="0.899280575539568" calcext:value-type="float">
            <text:p>0.8992805755</text:p>
          </table:table-cell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i-Flex 4mm ID - 6mm OD Flexible PVC Tubing : Clear</text:p>
          </table:table-cell>
          <table:table-cell table:style-name="ce4" office:value-type="string" calcext:value-type="string">
            <text:p>Amazon.co.uk</text:p>
          </table:table-cell>
          <table:table-cell table:style-name="ce2" office:value-type="string" calcext:value-type="string">
            <text:p><text:a xlink:href="http://www.amazon.co.uk/Hi-Flex-4mm-ID-Flexible-Tubing/dp/B004CLLJFS" xlink:type="simple">http://www.amazon.co.uk/Hi-Flex-4mm-ID-Flexible-Tubing/dp/B004CLLJFS</text:a></text:p>
          </table:table-cell>
          <table:table-cell table:style-name="ce7" office:value-type="float" office:value="11.48" calcext:value-type="float">
            <text:p>11.48</text:p>
          </table:table-cell>
          <table:table-cell table:formula="of:=[.A3]*[.E3]" office:value-type="float" office:value="11.48" calcext:value-type="float">
            <text:p>11.48</text:p>
          </table:table-cell>
          <table:table-cell table:formula="of:=[.F3]*[.H3]" office:value-type="float" office:value="10.3237410071942" calcext:value-type="float">
            <text:p>10.3237410072</text:p>
          </table:table-cell>
          <table:table-cell table:formula="of:=6.25/6.95" office:value-type="float" office:value="0.899280575539568" calcext:value-type="float">
            <text:p>0.899280575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oldable Silicone Ear Plugs</text:p>
          </table:table-cell>
          <table:table-cell office:value-type="string" calcext:value-type="string">
            <text:p>Earplugstore.com</text:p>
          </table:table-cell>
          <table:table-cell office:value-type="string" calcext:value-type="string">
            <text:p><text:a xlink:href="http://www.earplugstore.com/moldable-silicone-ear-plugs.html" xlink:type="simple">http://www.earplugstore.com/moldable-silicone-ear-plugs.html</text:a></text:p>
          </table:table-cell>
          <table:table-cell office:value-type="float" office:value="1.8" calcext:value-type="float">
            <text:p>1.8</text:p>
          </table:table-cell>
          <table:table-cell table:formula="of:=[.A4]*[.E4]" office:value-type="float" office:value="1.8" calcext:value-type="float">
            <text:p>1.8</text:p>
          </table:table-cell>
          <table:table-cell table:formula="of:=[.F4]*[.H4]" office:value-type="float" office:value="1.61870503597122" calcext:value-type="float">
            <text:p>1.618705036</text:p>
          </table:table-cell>
          <table:table-cell table:formula="of:=6.25/6.95" office:value-type="float" office:value="0.899280575539568" calcext:value-type="float">
            <text:p>0.8992805755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taples 21639 </text:p>
            <text:p>(UPC 718103160223) </text:p>
            <text:p>Diaphragm</text:p>
          </table:table-cell>
          <table:table-cell office:value-type="string" calcext:value-type="string">
            <text:p>Staples.ca</text:p>
          </table:table-cell>
          <table:table-cell office:value-type="string" calcext:value-type="string">
            <text:p>http://www.staples.ca/en/Staples-Swing-Lock-Report-Cover-Clear-with-Black-Spine-5-Pack/product_780953_2-CA_1_20001</text:p>
          </table:table-cell>
          <table:table-cell table:style-name="Default" office:value-type="float" office:value="8.84" calcext:value-type="float">
            <text:p>8.84</text:p>
          </table:table-cell>
          <table:table-cell table:formula="of:=[.A5]*[.E5]" office:value-type="float" office:value="8.84" calcext:value-type="float">
            <text:p>8.84</text:p>
          </table:table-cell>
          <table:table-cell table:formula="of:=[.F5]*[.H5]" office:value-type="float" office:value="7.94964028776978" calcext:value-type="float">
            <text:p>7.9496402878</text:p>
          </table:table-cell>
          <table:table-cell table:formula="of:=6.25/6.95" office:value-type="float" office:value="0.899280575539568" calcext:value-type="float">
            <text:p>0.8992805755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ilicone /</text:p>
            <text:p> Rubber ring </text:p>
            <text:p>for diaphram</text:p>
            <text:p> Mount – </text:p>
            <text:p>Exact </text:p>
            <text:p>Dimensions?</text:p>
          </table:table-cell>
          <table:table-cell table:number-columns-repeated="2" office:value-type="string" calcext:value-type="string">
            <text:p>???</text:p>
          </table:table-cell>
          <table:table-cell table:style-name="Default" office:value-type="string" calcext:value-type="string">
            <text:p>???</text:p>
          </table:table-cell>
          <table:table-cell table:formula="of:=[.A6]*[.E6]" office:value-type="string" office:string-value="" calcext:value-type="error">
            <text:p>#VALUE!</text:p>
          </table:table-cell>
          <table:table-cell table:formula="of:=[.F6]*[.H6]" office:value-type="string" office:string-value="" calcext:value-type="error">
            <text:p>#VALUE!</text:p>
          </table:table-cell>
          <table:table-cell table:formula="of:=6.25/6.95" office:value-type="float" office:value="0.899280575539568" calcext:value-type="float">
            <text:p>0.8992805755</text:p>
          </table:table-cell>
        </table:table-row>
        <table:table-row table:style-name="ro7" table:number-rows-repeated="1048569">
          <table:table-cell table:number-columns-repeated="8"/>
        </table:table-row>
        <table:table-row table:style-name="ro7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000-00-00</text:date>, <text:time style:data-style-name="N2" text:time-value="13:06:13.783135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17:50:18.968907685</meta:creation-date>
    <dc:date>2015-08-15T13:07:35.962257758</dc:date>
    <meta:editing-duration>PT13M8S</meta:editing-duration>
    <meta:editing-cycles>3</meta:editing-cycles>
    <meta:generator>LibreOffice/4.2.8.2$Linux_X86_64 LibreOffice_project/420m0$Build-2</meta:generator>
    <dc:creator>Tarek Loubani</dc:creator>
    <meta:document-statistic meta:table-count="1" meta:cell-count="47" meta:object-count="0"/>
  </office:meta>
</office:document-meta>
</file>